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0000000674CD7BEF50DD1ABAD.png" manifest:media-type="image/png"/>
  <manifest:file-entry manifest:full-path="Pictures/10000201000001180000012646C6441182700A0E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2530000013F06C27678C75EA83D.png" manifest:media-type="image/png"/>
  <manifest:file-entry manifest:full-path="Pictures/10000201000001850000011659F42486C5962DE0.png" manifest:media-type="image/png"/>
  <manifest:file-entry manifest:full-path="Pictures/10000201000000C8000000C8C1EA96C9D1DC3A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Ubuntu Condensed" svg:font-family="'Ubuntu Condensed'"/>
    <style:font-face style:name="Liberation Serif" svg:font-family="'Liberation Serif'" style:font-family-generic="roman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7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10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11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12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13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14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15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17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1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1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28pt" style:text-underline-style="none" style:font-size-asian="28pt" style:font-size-complex="28pt"/>
    </style:style>
    <style:style style:name="T22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3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4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4: <text:s/></text:span></text:p>
            <text:p><text:span text:style-name="T1">Байесовский классификатор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1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</text:span><text:span text:style-name="T5">ифика</text:span><text:span text:style-name="T5">тор</text:span>: о задаче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разде</text:span><text:span text:style-name="T6">ление </text:span><text:span text:style-name="T6">данны</text:span><text:span text:style-name="T6">х на </text:span><text:span text:style-name="T6">части </text:span><text:span text:style-name="T6">(класс</text:span><text:span text:style-name="T6">ы)</text:span></text:p>
            <text:p text:style-name="P2"><text:span text:style-name="T6"/></text:p>
            <text:p text:style-name="P2"><text:span text:style-name="T7">Учебн</text:span><text:span text:style-name="T7">ый <text:s/></text:span><text:span text:style-name="T7">набор: </text:span><text:span text:style-name="T8"><text:s/></text:span><text:span text:style-name="T8"><text:s/></text:span><text:span text:style-name="T8">[ объек</text:span><text:span text:style-name="T8">т, ответ </text:span><text:span text:style-name="T8">] <text:s text:c="3"/></text:span><text:span text:style-name="T8"><text:line-break/></text:span><text:span text:style-name="T8"><text:line-break/></text:span><text:span text:style-name="T7">Задача</text:span><text:span text:style-name="T7">:</text:span><text:span text:style-name="T8"> </text:span><text:span text:style-name="T8">класси</text:span><text:span text:style-name="T8">фикато</text:span><text:span text:style-name="T8">р </text:span><text:span text:style-name="T8"><text:line-break/></text:span><text:span text:style-name="T9"> <text:s text:c="13"/></text:span><text:span text:style-name="T9">объект </text:span><text:span text:style-name="T9">→ </text:span><text:span text:style-name="T9">вектор</text:span><text:span text:style-name="T9">-</text:span><text:span text:style-name="T9">призна</text:span><text:span text:style-name="T9">к → </text:span><text:span text:style-name="T9">резуль</text:span><text:span text:style-name="T9">тат</text:span><text:span text:style-name="T9"><text:line-break/></text:span><text:span text:style-name="T8"><text:line-break/></text:span><text:span text:style-name="T7">Обуче</text:span><text:span text:style-name="T7">ние:</text:span><text:span text:style-name="T8"> </text:span><text:span text:style-name="T8">миними</text:span><text:span text:style-name="T8">зация </text:span><text:span text:style-name="T8">ошибки</text:span><text:span text:style-name="T8"><text:line-break/></text:span><text:span text:style-name="T8"> <text:s text:c="13"/></text:span><text:span text:style-name="T8"><text:s text:c="5"/></text:span><text:span text:style-name="T8">ошибка </text:span><text:span text:style-name="T8">= </text:span><text:span text:style-name="T8">результ</text:span><text:span text:style-name="T8">ат - </text:span><text:span text:style-name="T8">правил</text:span><text:span text:style-name="T8">ьный </text:span><text:span text:style-name="T8">ответ</text:span><text:span text:style-name="T7"><text:line-break/></text:span><text:span text:style-name="T7"><text:line-break/></text:span><text:span text:style-name="T7">Критер</text:span><text:span text:style-name="T7">ий </text:span><text:span text:style-name="T7">остано</text:span><text:span text:style-name="T7">вки:</text:span><text:span text:style-name="T7"><text:line-break/></text:span><text:span text:style-name="T8"> <text:s text:c="8"/></text:span><text:span text:style-name="T8">достигн</text:span><text:span text:style-name="T8">ут </text:span><text:span text:style-name="T8">порог </text:span><text:span text:style-name="T8">значен</text:span><text:span text:style-name="T8">ия </text:span><text:span text:style-name="T8">ошибки</text:span><text:span text:style-name="T8">,</text:span><text:span text:style-name="T8"><text:line-break/></text:span><text:span text:style-name="T8"> <text:s text:c="11"/></text:span><text:span text:style-name="T8">и/или <text:s/></text:span><text:span text:style-name="T8">порог </text:span><text:span text:style-name="T8">количе</text:span><text:span text:style-name="T8">ства </text:span><text:span text:style-name="T8">циклов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</text:span><text:span text:style-name="T5">ифика</text:span><text:span text:style-name="T5">тор</text:span>: данные 1</text:p>
          </draw:text-box>
        </draw:frame>
        <draw:frame draw:style-name="gr2" draw:text-style-name="P5" draw:layer="layout" svg:width="11.044cm" svg:height="5.077cm" svg:x="7.556cm" svg:y="6.2cm">
          <draw:image xlink:href="Pictures/10000000000000E0000000674CD7BEF50DD1ABAD.png" xlink:type="simple" xlink:show="embed" xlink:actuate="onLoad" loext:mime-type="image/png">
            <text:p/>
          </draw:image>
        </draw:frame>
        <draw:frame draw:style-name="gr3" draw:text-style-name="P6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</text:span><text:span text:style-name="T5">ифика</text:span><text:span text:style-name="T5">тор: <text:s/></text:span><text:span text:style-name="T5">оценк</text:span><text:span text:style-name="T5">а </text:span><text:span text:style-name="T5">резул</text:span><text:span text:style-name="T5">ьтата </text:span><text:span text:style-name="T5">1</text:span></text:p>
          </draw:text-box>
        </draw:frame>
        <draw:frame draw:style-name="gr4" draw:text-style-name="P8" draw:layer="layout" svg:width="13.4cm" svg:height="4.8cm" svg:x="11cm" svg:y="4.2cm">
          <draw:text-box>
            <text:p><text:span text:style-name="T10">недообуч</text:span><text:span text:style-name="T10">ение</text:span><text:span text:style-name="T11"> </text:span><text:span text:style-name="T11">(underfittin</text:span><text:span text:style-name="T11">g)</text:span></text:p>
            <text:p><text:span text:style-name="T11">большая </text:span><text:span text:style-name="T11">ошибка </text:span><text:span text:style-name="T11">на </text:span><text:span text:style-name="T11">учебном </text:span><text:span text:style-name="T11">наборе</text:span></text:p>
            <text:p text:style-name="P7"><text:span text:style-name="T11"/></text:p>
            <text:p text:style-name="P7"><text:span text:style-name="T10">переобуч</text:span><text:span text:style-name="T10">ение</text:span><text:span text:style-name="T11"> </text:span><text:span text:style-name="T11">(overfitting</text:span><text:span text:style-name="T11">)</text:span></text:p>
            <text:p text:style-name="P7"><text:span text:style-name="T11">малая </text:span><text:span text:style-name="T11">ошибка </text:span><text:span text:style-name="T11">на </text:span><text:span text:style-name="T11">учебном </text:span><text:span text:style-name="T11">наборе</text:span></text:p>
            <text:p text:style-name="P7"><text:span text:style-name="T11">большая </text:span><text:span text:style-name="T11">ошибка </text:span><text:span text:style-name="T11">на </text:span><text:span text:style-name="T11">тестовом </text:span><text:span text:style-name="T11">наборе</text:span></text:p>
          </draw:text-box>
        </draw:frame>
        <draw:frame draw:style-name="gr5" draw:text-style-name="P8" draw:layer="layout" svg:width="10.2cm" svg:height="3.199cm" svg:x="0.8cm" svg:y="5cm">
          <draw:text-box>
            <text:p><text:span text:style-name="T12">разделяе</text:span><text:span text:style-name="T12">м набор </text:span><text:span text:style-name="T12">данных</text:span></text:p>
            <text:p><text:span text:style-name="T13">- учебный</text:span></text:p>
            <text:p><text:span text:style-name="T13">- </text:span><text:span text:style-name="T13">тестовый</text:span></text:p>
          </draw:text-box>
        </draw:frame>
        <draw:frame draw:style-name="gr2" draw:text-style-name="P5" draw:layer="layout" svg:width="20.994cm" svg:height="11.255cm" svg:x="2.206cm" svg:y="8.8cm">
          <draw:image xlink:href="Pictures/10000201000002530000013F06C27678C75EA8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</text:span><text:span text:style-name="T5">ифика</text:span><text:span text:style-name="T5">тор: <text:s/></text:span><text:span text:style-name="T5">оценк</text:span><text:span text:style-name="T5">а </text:span><text:span text:style-name="T5">резул</text:span><text:span text:style-name="T5">ьтата </text:span><text:span text:style-name="T5">2</text:span></text:p>
          </draw:text-box>
        </draw:frame>
        <draw:frame draw:style-name="gr6" draw:text-style-name="P6" draw:layer="layout" svg:width="21.8cm" svg:height="14.8cm" svg:x="3.8cm" svg:y="4.8cm">
          <draw:text-box>
            <text:p><text:span text:style-name="T1">метрики </text:span><text:span text:style-name="T1">качества </text:span><text:span text:style-name="T1">на </text:span><text:span text:style-name="T1">тестовом </text:span><text:span text:style-name="T1">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7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</text:span><text:span text:style-name="T5">ифика</text:span><text:span text:style-name="T5">тор: <text:s/></text:span><text:span text:style-name="T5">оценк</text:span><text:span text:style-name="T5">а </text:span><text:span text:style-name="T5">резул</text:span><text:span text:style-name="T5">ьтата </text:span><text:span text:style-name="T5">3</text:span></text:p>
          </draw:text-box>
        </draw:frame>
        <draw:frame draw:style-name="gr7" draw:text-style-name="P8" draw:layer="layout" svg:width="20.2cm" svg:height="9.095cm" svg:x="5cm" svg:y="7.8cm">
          <draw:text-box>
            <text:p><text:span text:style-name="T12">погрешн</text:span><text:span text:style-name="T12">ость </text:span><text:span text:style-name="T12">(accuracy</text:span><text:span text:style-name="T12">)</text:span><text:span text:style-name="T13"> </text:span></text:p>
            <text:p><text:span text:style-name="T13"/></text:p>
            <text:p><text:span text:style-name="T13">правильн</text:span><text:span text:style-name="T13">ые ответы </text:span><text:span text:style-name="T13">/ всего </text:span><text:span text:style-name="T13">примеров</text:span></text:p>
            <text:p><text:span text:style-name="T13"/></text:p>
            <text:p><text:span text:style-name="T13">оценка </text:span><text:span text:style-name="T13">для </text:span><text:span text:style-name="T13">сбалансир</text:span><text:span text:style-name="T13">ованного </text:span><text:span text:style-name="T13">набора, </text:span><text:span text:style-name="T13">т.е.</text:span></text:p>
            <text:p><text:span text:style-name="T13">количеств</text:span><text:span text:style-name="T13">о </text:span><text:span text:style-name="T13">примеров </text:span><text:span text:style-name="T13">в классах </text:span><text:span text:style-name="T13">+- </text:span><text:span text:style-name="T13">одинаков</text:span><text:span text:style-name="T13">ое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</text:span><text:span text:style-name="T5">ифика</text:span><text:span text:style-name="T5">тор: <text:s/></text:span><text:span text:style-name="T5">оценк</text:span><text:span text:style-name="T5">а </text:span><text:span text:style-name="T5">резул</text:span><text:span text:style-name="T5">ьтата </text:span><text:span text:style-name="T5">8</text:span></text:p>
          </draw:text-box>
        </draw:frame>
        <draw:frame draw:style-name="gr8" draw:text-style-name="P6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2" draw:text-style-name="P5" draw:layer="layout" svg:width="9.879cm" svg:height="10.373cm" svg:x="1.721cm" svg:y="6.827cm">
          <draw:image xlink:href="Pictures/10000201000001180000012646C6441182700A0E.png" xlink:type="simple" xlink:show="embed" xlink:actuate="onLoad" loext:mime-type="image/png">
            <text:p/>
          </draw:image>
        </draw:frame>
        <draw:frame draw:style-name="gr9" draw:text-style-name="P6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1">- FP </text:span><text:span text:style-name="T11">ложно </text:span>положительные</text:p>
            <text:p><text:span text:style-name="T11">- FN </text:span><text:span text:style-name="T11">ложно </text:span><text:span text:style-name="T11">отрицате</text:span><text:span text:style-name="T11">ль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</text:span><text:span text:style-name="T5">ифика</text:span><text:span text:style-name="T5">тор: <text:s/></text:span><text:span text:style-name="T5">оценк</text:span><text:span text:style-name="T5">а </text:span><text:span text:style-name="T5">резул</text:span><text:span text:style-name="T5">ьтата </text:span><text:span text:style-name="T5">9</text:span></text:p>
          </draw:text-box>
        </draw:frame>
        <draw:frame draw:style-name="gr10" draw:text-style-name="P6" draw:layer="layout" svg:width="12.6cm" svg:height="7.8cm" svg:x="14.2cm" svg:y="5cm">
          <draw:text-box>
            <text:p><text:span text:style-name="T1">полнота </text:span><text:span text:style-name="T1">(recall)</text:span></text:p>
            <text:p><text:span text:style-name="T14"/></text:p>
            <text:p><text:span text:style-name="T15">TP / ( <text:s/>TP </text:span><text:span text:style-name="T15">+ FN )</text:span></text:p>
            <text:p><text:span text:style-name="T14"/></text:p>
            <text:p><text:span text:style-name="T11">доля </text:span><text:span text:style-name="T11">объектов, </text:span><text:span text:style-name="T11">найденны</text:span><text:span text:style-name="T11">х </text:span><text:span text:style-name="T11">классифи</text:span><text:span text:style-name="T11">катором, <text:s/></text:span><text:span text:style-name="T11">относител</text:span><text:span text:style-name="T11">ьно всех </text:span><text:span text:style-name="T11">объектов</text:span><text:span text:style-name="T14"> </text:span><text:span text:style-name="T14">этого </text:span><text:span text:style-name="T14">класса</text:span></text:p>
          </draw:text-box>
        </draw:frame>
        <draw:frame draw:style-name="gr11" draw:text-style-name="P6" draw:layer="layout" svg:width="13.4cm" svg:height="8.8cm" svg:x="1cm" svg:y="5cm">
          <draw:text-box>
            <text:p><text:span text:style-name="T1">точность </text:span><text:span text:style-name="T1">(precision</text:span><text:span text:style-name="T1">)</text:span></text:p>
            <text:p><text:span text:style-name="T15"/></text:p>
            <text:p><text:span text:style-name="T15">TP / ( <text:s/>TP </text:span><text:span text:style-name="T15">+ FP )</text:span></text:p>
            <text:p><text:span text:style-name="T14"/></text:p>
            <text:p><text:span text:style-name="T14">(метрики </text:span><text:span text:style-name="T14">для </text:span><text:span text:style-name="T14">отдельног</text:span><text:span text:style-name="T14">о класса)</text:span></text:p>
            <text:p><text:span text:style-name="T14"/></text:p>
            <text:p><text:span text:style-name="T11">доля </text:span><text:span text:style-name="T11">объектов </text:span><text:span text:style-name="T11">действите</text:span><text:span text:style-name="T11">льно </text:span><text:span text:style-name="T11">принадле</text:span><text:span text:style-name="T11">жащих </text:span><text:span text:style-name="T11">данному </text:span><text:span text:style-name="T11">классу </text:span><text:span text:style-name="T11">относител</text:span><text:span text:style-name="T11">ьно всех </text:span><text:span text:style-name="T11">объектов, </text:span><text:span text:style-name="T11">которые </text:span><text:span text:style-name="T11">классифи</text:span><text:span text:style-name="T11">катор </text:span><text:span text:style-name="T14">отнес к </text:span><text:span text:style-name="T14">этому </text:span><text:span text:style-name="T14">классу</text:span></text:p>
          </draw:text-box>
        </draw:frame>
        <draw:frame draw:style-name="gr12" draw:text-style-name="P6" draw:layer="layout" svg:width="14.8cm" svg:height="4.8cm" svg:x="8.6cm" svg:y="14.4cm">
          <draw:text-box>
            <text:p><text:span text:style-name="T1">F-мера </text:span></text:p>
            <text:p><text:span text:style-name="T14"/></text:p>
            <text:p text:style-name="P7"><text:span text:style-name="T16">( precision</text:span><text:span text:style-name="T16">*recall ) / ( </text:span><text:span text:style-name="T17">precision+</text:span><text:span text:style-name="T17">recall )</text:span></text:p>
            <text:p><text:span text:style-name="T14"/></text:p>
            <text:p text:style-name="P7"><text:span text:style-name="T14">усреднен</text:span><text:span text:style-name="T14">ие </text:span><text:span text:style-name="T14">точности </text:span><text:span text:style-name="T14">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</text:span><text:span text:style-name="T5">ифика</text:span><text:span text:style-name="T5">тор: <text:s/></text:span><text:span text:style-name="T5">оценк</text:span><text:span text:style-name="T5">а </text:span><text:span text:style-name="T5">резул</text:span><text:span text:style-name="T5">ьтата </text:span><text:span text:style-name="T5">10</text:span></text:p>
          </draw:text-box>
        </draw:frame>
        <draw:frame draw:style-name="gr13" draw:text-style-name="P6" draw:layer="layout" svg:width="18.6cm" svg:height="9.8cm" svg:x="4.6cm" svg:y="6.6cm">
          <draw:text-box>
            <text:p><text:span text:style-name="T1">Пример <text:s/></text:span><text:span text:style-name="T15">classificati</text:span><text:span text:style-name="T15">on_report</text:span></text:p>
            <text:p text:style-name="P7"><text:span text:style-name="T14"/></text:p>
            <text:p text:style-name="P7"><text:span text:style-name="T14"><text:s text:c="14"/></text:span><text:span text:style-name="T14">precision <text:s text:c="3"/></text:span><text:span text:style-name="T14">recall <text:s/>f1-</text:span><text:span text:style-name="T14">score <text:s text:c="2"/></text:span><text:span text:style-name="T14">support</text:span></text:p>
            <text:p text:style-name="P7"><text:span text:style-name="T14"/></text:p>
            <text:p text:style-name="P7"><text:span text:style-name="T14"><text:s text:c="10"/></text:span><text:span text:style-name="T14">0 <text:s text:c="4"/></text:span><text:span text:style-name="T14"><text:s text:c="2"/>0.90 <text:s text:c="5"/></text:span><text:span text:style-name="T14">0.90 <text:s text:c="5"/></text:span><text:span text:style-name="T14">0.90 <text:s text:c="5"/></text:span><text:span text:style-name="T14">2835</text:span></text:p>
            <text:p text:style-name="P7"><text:span text:style-name="T14"><text:s text:c="10"/></text:span><text:span text:style-name="T14">1 <text:s text:c="4"/></text:span><text:span text:style-name="T14"><text:s text:c="2"/>0.91 <text:s text:c="5"/></text:span><text:span text:style-name="T14">0.90 <text:s text:c="5"/></text:span><text:span text:style-name="T14">0.91 <text:s text:c="5"/></text:span><text:span text:style-name="T14">2927</text:span></text:p>
            <text:p text:style-name="P7"><text:span text:style-name="T14"/></text:p>
            <text:p text:style-name="P7"><text:span text:style-name="T14">avg / total <text:s/></text:span><text:span text:style-name="T14"><text:s/>0.90 <text:s text:c="5"/></text:span><text:span text:style-name="T14">0.90 <text:s text:c="5"/></text:span><text:span text:style-name="T14">0.90 <text:s text:c="5"/></text:span><text:span text:style-name="T14"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</text:span><text:span text:style-name="T5">ифика</text:span><text:span text:style-name="T5">тор: <text:s/></text:span><text:span text:style-name="T5">оценк</text:span><text:span text:style-name="T5">а </text:span><text:span text:style-name="T5">резул</text:span><text:span text:style-name="T5">ьтата </text:span><text:span text:style-name="T5">11</text:span></text:p>
          </draw:text-box>
        </draw:frame>
        <draw:frame draw:style-name="gr14" draw:text-style-name="P6" draw:layer="layout" svg:width="14.4cm" svg:height="2.462cm" svg:x="4cm" svg:y="4cm">
          <draw:text-box>
            <text:p><text:span text:style-name="T15">ROC - </text:span><text:span text:style-name="T15">receiver </text:span><text:span text:style-name="T15">operating </text:span><text:span text:style-name="T15">characteri</text:span><text:span text:style-name="T15">stic,</text:span></text:p>
            <text:p><text:span text:style-name="T15">рабочая </text:span><text:span text:style-name="T15">характери</text:span><text:span text:style-name="T15">стика </text:span><text:span text:style-name="T15">приёмник</text:span><text:span text:style-name="T15">а</text:span></text:p>
            <text:p><text:span text:style-name="T15"/></text:p>
          </draw:text-box>
        </draw:frame>
        <draw:frame draw:style-name="gr15" draw:text-style-name="P6" draw:layer="layout" svg:width="13.8cm" svg:height="2.607cm" svg:x="1.2cm" svg:y="17.19cm">
          <draw:text-box>
            <text:p><text:span text:style-name="T15">AUC - area </text:span><text:span text:style-name="T15">under ROC </text:span><text:span text:style-name="T15">curve,</text:span></text:p>
            <text:p><text:span text:style-name="T15">площадь </text:span><text:span text:style-name="T15">под ROC-</text:span><text:span text:style-name="T15">кривой </text:span></text:p>
            <text:p text:style-name="P9"><text:span text:style-name="T18">характерис</text:span><text:span text:style-name="T18">тика </text:span><text:span text:style-name="T18">качества </text:span><text:span text:style-name="T18">классифика</text:span><text:span text:style-name="T18">ции</text:span></text:p>
          </draw:text-box>
        </draw:frame>
        <draw:frame draw:style-name="gr2" draw:text-style-name="P5" draw:layer="layout" svg:width="13.725cm" svg:height="9.808cm" svg:x="1.275cm" svg:y="6.2cm">
          <draw:image xlink:href="Pictures/10000201000001850000011659F42486C5962DE0.png" xlink:type="simple" xlink:show="embed" xlink:actuate="onLoad" loext:mime-type="image/png">
            <text:p/>
          </draw:image>
        </draw:frame>
        <draw:frame draw:style-name="gr16" draw:text-style-name="P6" draw:layer="layout" svg:width="11.8cm" svg:height="9.974cm" svg:x="15.2cm" svg:y="6.103cm">
          <draw:text-box>
            <text:p><text:span text:style-name="T1">TPR=TP/</text:span><text:span text:style-name="T1">(TP+FN)</text:span></text:p>
            <text:p><text:span text:style-name="T11">полнота(r</text:span><text:span text:style-name="T11">ecall), </text:span><text:span text:style-name="T11">доля </text:span><text:span text:style-name="T11">объектов, </text:span><text:span text:style-name="T11">найденны</text:span><text:span text:style-name="T11">х </text:span><text:span text:style-name="T11">классифи</text:span><text:span text:style-name="T11">катором, <text:s/></text:span><text:span text:style-name="T11">относител</text:span><text:span text:style-name="T11">ьно всех </text:span><text:span text:style-name="T11">объектов</text:span><text:span text:style-name="T14"> </text:span><text:span text:style-name="T14">этого </text:span><text:span text:style-name="T14">класса</text:span></text:p>
            <text:p/>
            <text:p><text:span text:style-name="T1">FPR=FP/</text:span><text:span text:style-name="T1">(FP+TN)</text:span></text:p>
            <text:p text:style-name="P9"><text:span text:style-name="T19">доля </text:span><text:span text:style-name="T19">объектов </text:span><text:span text:style-name="T19">negative </text:span><text:span text:style-name="T19">класса </text:span></text:p>
            <text:p text:style-name="P9"><text:span text:style-name="T19">алгоритм </text:span><text:span text:style-name="T19">предсказал </text:span><text:span text:style-name="T19">неверно</text:span></text:p>
            <text:p text:style-name="P9"><text:span text:style-name="T19"/></text:p>
            <text:p text:style-name="P9"><text:span text:style-name="T20">ROC</text:span><text:span text:style-name="T19"> - </text:span><text:span text:style-name="T19">показывает </text:span><text:span text:style-name="T19">зависимост</text:span><text:span text:style-name="T19">ь полноты </text:span><text:span text:style-name="T20">TPR</text:span><text:span text:style-name="T19"> </text:span></text:p>
            <text:p text:style-name="P9"><text:span text:style-name="T19">от доли </text:span><text:span text:style-name="T19">ложно-</text:span><text:span text:style-name="T19">негативных </text:span><text:span text:style-name="T20">FPR</text:span><text:span text:style-name="T19"> </text:span></text:p>
            <text:p text:style-name="P9"><text:span text:style-name="T19">при </text:span><text:span text:style-name="T19">изменении </text:span><text:span text:style-name="T19">порога </text:span><text:span text:style-name="T19">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</text:span><text:span text:style-name="T5">ифика</text:span><text:span text:style-name="T5">тор: <text:s/></text:span><text:span text:style-name="T5">литер</text:span><text:span text:style-name="T5">атура</text:span></text:p>
          </draw:text-box>
        </draw:frame>
        <draw:frame draw:style-name="gr17" draw:text-style-name="P11" draw:layer="layout" svg:width="26.2cm" svg:height="14.4cm" svg:x="1cm" svg:y="4.8cm">
          <draw:text-box>
            <text:p text:style-name="P10"><text:span text:style-name="T21">Борис</text:span><text:span text:style-name="T21">ов Е.С. </text:span><text:span text:style-name="T21">Байес</text:span><text:span text:style-name="T21">овски</text:span><text:span text:style-name="T21">й </text:span><text:span text:style-name="T21">класси</text:span><text:span text:style-name="T21">фикат</text:span><text:span text:style-name="T21">ор.</text:span></text:p>
            <text:p text:style-name="P10"><text:span text:style-name="T22">http://</text:span><text:span text:style-name="T22">mecha</text:span><text:span text:style-name="T22">noid.ki</text:span><text:span text:style-name="T22">ev.ua/</text:span><text:span text:style-name="T22">ml-</text:span><text:span text:style-name="T22">bayes.</text:span><text:span text:style-name="T22">html</text:span></text:p>
            <text:p text:style-name="P10"><text:span text:style-name="T22"/></text:p>
            <text:p text:style-name="P10"><text:span text:style-name="T23"/></text:p>
            <text:p text:style-name="P10"><text:span text:style-name="T23"/></text:p>
            <text:p text:style-name="P10"><text:span text:style-name="T23"/></text:p>
            <text:p text:style-name="P10"><text:span text:style-name="T23">git </text:span><text:span text:style-name="T23">clone </text:span><text:span text:style-name="T24">https://</text:span><text:span text:style-name="T24">github.c</text:span><text:span text:style-name="T24">om/mec</text:span><text:span text:style-name="T24">hanoid5</text:span><text:span text:style-name="T24">/ml_lect</text:span><text:span text:style-name="T24">orium.gi</text:span><text:span text:style-name="T24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</text:span><text:span text:style-name="T5">ифика</text:span><text:span text:style-name="T5">тор</text:span>: почти последний слайд...</text:p>
          </draw:text-box>
        </draw:frame>
        <draw:frame presentation:style-name="pr5" draw:text-style-name="P12" draw:layer="layout" svg:width="25.199cm" svg:height="15.2cm" svg:x="1.4cm" svg:y="4cm" presentation:class="subtitle" presentation:user-transformed="true">
          <draw:text-box>
            <text:p text:style-name="P10"><text:span text:style-name="T25">Вопр</text:span><text:span text:style-name="T25">осы ?</text:span></text:p>
          </draw:text-box>
        </draw:frame>
        <draw:frame draw:style-name="gr18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</text:span><text:span text:style-name="T5">ифика</text:span><text:span text:style-name="T5">тор: </text:span><text:span text:style-name="T6">практи</text:span><text:span text:style-name="T6">ка</text:span></text:p>
          </draw:text-box>
        </draw:frame>
        <draw:frame draw:style-name="gr19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0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1" draw:text-style-name="P6" draw:layer="layout" svg:width="15.2cm" svg:height="7.621cm" svg:x="5.6cm" svg:y="4.179cm">
          <draw:text-box>
            <text:p text:style-name="P10"><text:span text:style-name="T1">источник</text:span><text:span text:style-name="T1">и данных </text:span><text:span text:style-name="T1">для </text:span><text:span text:style-name="T1">эксперим</text:span><text:span text:style-name="T1">ентов </text:span></text:p>
            <text:p text:style-name="P10"><text:span text:style-name="T1"/></text:p>
            <text:p text:style-name="P13">sklearn.datasets</text:p>
            <text:p text:style-name="P10"/>
            <text:p text:style-name="P10">UCI Repository</text:p>
            <text:p text:style-name="P10"/>
            <text:p text:style-name="P10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Ubuntu Condensed" svg:font-family="'Ubuntu Condensed'"/>
    <style:font-face style:name="Liberation Serif" svg:font-family="'Liberation Serif'" style:font-family-generic="roman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03T17:33:40.820435347</dc:date>
    <meta:editing-duration>PT15H50M52S</meta:editing-duration>
    <meta:editing-cycles>219</meta:editing-cycles>
    <meta:generator>LibreOffice/6.1.1.2$Linux_X86_64 LibreOffice_project/10$Build-2</meta:generator>
    <meta:document-statistic meta:object-count="97"/>
  </office:meta>
</office:document-meta>
</file>